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4000" loext:fill-use-slide-background="false" draw:textarea-horizontal-align="justify" draw:textarea-vertical-align="middle" draw:auto-grow-height="false" fo:min-height="23.88cm" fo:min-width="33.79cm"/>
    </style:style>
    <style:style style:name="gr2" style:family="graphic" style:parent-style-name="standard">
      <style:graphic-properties draw:textarea-horizontal-align="justify" draw:textarea-vertical-align="middle" draw:auto-grow-height="false" fo:min-height="8.64cm" fo:min-width="2.04cm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8.64cm" fo:min-width="5.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6.735cm" fo:min-width="33.79cm"/>
    </style:style>
    <style:style style:name="gr5" style:family="graphic" style:parent-style-name="standard">
      <style:graphic-properties draw:textarea-vertical-align="middle" draw:auto-grow-height="false" fo:min-height="2.29cm" fo:min-width="8.3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5.6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5.61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877cm" fo:min-width="3.62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4.579cm"/>
      <style:paragraph-properties style:writing-mode="lr-tb"/>
    </style:style>
    <style:style style:name="gr11" style:family="graphic" style:parent-style-name="Bus">
      <style:graphic-properties svg:stroke-linecap="butt" draw:textarea-vertical-align="middle" fo:padding-top="0.231cm" fo:padding-bottom="0.231cm" fo:padding-left="0.356cm" fo:padding-right="0.356cm"/>
    </style:style>
    <style:style style:name="gr12" style:family="graphic" style:parent-style-name="Bus">
      <style:graphic-properties draw:textarea-vertical-align="middle"/>
    </style:style>
    <style:style style:name="gr13" style:family="graphic" style:parent-style-name="objectwithoutfill">
      <style:graphic-properties draw:marker-end="Arrowheads_20_5" draw:marker-end-width="0.3cm" draw:fill="none" draw:textarea-vertical-align="middle"/>
    </style:style>
    <style:style style:name="gr14" style:family="graphic" style:parent-style-name="standard">
      <style:graphic-properties draw:textarea-vertical-align="middle" draw:auto-grow-height="false" fo:min-height="1.337cm" fo:min-width="3.31cm" draw:shadow="visible"/>
      <style:paragraph-properties style:writing-mode="lr-tb"/>
    </style:style>
    <style:style style:name="P1" style:family="paragraph">
      <loext:graphic-properties draw:fill="none" draw:fill-color="#ff4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29cm" svg:height="24.13cm" svg:x="3.54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8.89cm" svg:x="2.27cm" svg:y="16.875cm">
          <text:p text:style-name="P2">Input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35cm" svg:height="8.89cm" svg:x="11.795cm" svg:y="16.875cm">
          <text:p text:style-name="P2">Subsyste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4.29cm" svg:height="6.985cm" svg:x="3.54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9cm" svg:height="2.54cm" draw:transform="rotate (-1.5707963267949) translate (39.1cm 16.875cm)">
          <text:p text:style-name="P2">PC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7.62cm" svg:height="2.54cm" svg:x="28.94cm" svg:y="20.05cm">
          <text:p text:style-name="P2">x1, x4, x8, x16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6.985cm" svg:height="2.54cm" svg:x="4.81cm" svg:y="20.05cm">
          <text:p text:style-name="P2">40Gb/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xml:id="id1" draw:id="id1" draw:layer="layout" svg:width="4.127cm" svg:height="4.127cm" svg:x="11.477cm" svg:y="4.493cm">
          <text:p text:style-name="P2">CPU</text:p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5.08cm" svg:height="4.127cm" svg:x="31.162cm" svg:y="4.492cm">
          <text:p text:style-name="P2">RAM</text:p>
          <draw:enhanced-geometry svg:viewBox="0 0 21600 21600" draw:type="rectangle" draw:enhanced-path="M 0 0 L 21600 0 21600 21600 0 21600 0 0 Z N"/>
        </draw:custom-shape>
        <draw:custom-shape draw:style-name="gr10" draw:text-style-name="P2" xml:id="id3" draw:id="id3" draw:layer="layout" svg:width="5.079cm" svg:height="5.08cm" svg:x="23.861cm" svg:y="18.78cm">
          <text:p text:style-name="P2">DMA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5.604cm" svg:y1="6.556cm" svg:x2="31.162cm" svg:y2="6.555cm" draw:start-shape="id1" draw:start-glue-point="1" draw:end-shape="id2" draw:end-glue-point="3" svg:d="M15604 6556h7779v-1h7779" svg:viewBox="0 0 15559 2">
          <text:p/>
        </draw:connector>
        <draw:connector draw:style-name="gr12" draw:text-style-name="P2" draw:layer="layout" draw:line-skew="1.746cm" svg:x1="15.604cm" svg:y1="6.556cm" svg:x2="23.861cm" svg:y2="21.32cm" draw:start-shape="id1" draw:start-glue-point="1" draw:end-shape="id3" draw:end-glue-point="3" svg:d="M15604 6556h5874v14764h2383" svg:viewBox="0 0 8258 14765">
          <text:p/>
        </draw:connector>
        <draw:connector draw:style-name="gr13" draw:text-style-name="P3" draw:layer="layout" draw:line-skew="5.533cm" svg:x1="15.604cm" svg:y1="6.556cm" svg:x2="14.97cm" svg:y2="16.875cm" draw:start-shape="id1" draw:start-glue-point="1" draw:end-shape="id4" draw:end-glue-point="0" svg:d="M15604 6556h6033v6191h-6667v4128" svg:viewBox="0 0 6668 10320">
          <text:p/>
        </draw:connector>
        <draw:connector draw:style-name="gr12" draw:text-style-name="P2" draw:layer="layout" svg:x1="18.145cm" svg:y1="21.32cm" svg:x2="23.861cm" svg:y2="21.32cm" draw:start-shape="id4" draw:start-glue-point="1" draw:end-shape="id3" draw:end-glue-point="3" svg:d="M18145 21320h5716" svg:viewBox="0 0 5717 1">
          <text:p/>
        </draw:connector>
        <draw:custom-shape draw:style-name="gr14" draw:text-style-name="P2" draw:layer="layout" svg:width="3.81cm" svg:height="1.587cm" svg:x="33.385cm" svg:y="10.525cm">
          <text:p text:style-name="P2">FPGA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81cm" svg:height="1.587cm" svg:x="4.175cm" svg:y="3.54cm">
          <text:p text:style-name="P2">HP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6cm" svg:stroke-color="#000000" draw:marker-start="Arrow_20_short" draw:marker-start-width="1.1cm" draw:marker-end="Arrow_20_short" draw:marker-end-width="1.1cm" draw:stroke-linejoin="bevel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2-12-09T15:53:37.280891593</dc:date>
    <dc:creator>Vitalii Yurchenko</dc:creator>
    <meta:editing-duration>PT33M22S</meta:editing-duration>
    <meta:editing-cycles>14</meta:editing-cycles>
    <meta:generator>LibreOffice/7.4.3.2$Linux_X86_64 LibreOffice_project/40$Build-2</meta:generator>
    <meta:document-statistic meta:object-count="16"/>
  </office:meta>
</office:document-meta>
</file>